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3.3465in" style:rel-width="50%" fo:margin-top="0.0785in" fo:margin-bottom="0in" table:align="left" style:writing-mode="lr-tb"/>
    </style:style>
    <style:style style:name="Tabelle2.A" style:family="table-column">
      <style:table-column-properties style:column-width="3.3465in" style:rel-column-width="4819*"/>
    </style:style>
    <style:style style:name="Tabelle2.A1" style:family="table-cell">
      <style:table-cell-properties style:vertical-align="top" fo:background-color="#e5e5e5" fo:padding-left="0.0486in" fo:padding-right="0.0486in" fo:padding-top="0in" fo:padding-bottom="0in" fo:border="0.05pt solid #000000">
        <style:background-image/>
      </style:table-cell-properties>
    </style:style>
    <style:style style:name="Tabelle2.A2" style:family="table-cell">
      <style:table-cell-properties style:vertical-align="top" fo:padding-left="0.0486in" fo:padding-right="0.0486in" fo:padding-top="0in" fo:padding-bottom="0in" fo:border-left="0.05pt solid #000000" fo:border-right="0.05pt solid #000000" fo:border-top="none" fo:border-bottom="0.05pt solid #000000"/>
    </style:style>
    <style:style style:name="Tabelle2.A3" style:family="table-cell">
      <style:table-cell-properties style:vertical-align="top" fo:padding-left="0.0486in" fo:padding-right="0.0486in" fo:padding-top="0in" fo:padding-bottom="0in" fo:border-left="0.05pt solid #000000" fo:border-right="0.05pt solid #000000" fo:border-top="none" fo:border-bottom="0.05pt solid #000000"/>
    </style:style>
    <style:style style:name="Organisatorisches_5f_zum_5f_Protokoll" style:display-name="Organisatorisches_zum_Protokoll" style:family="table">
      <style:table-properties style:width="6.6931in" table:align="left" style:writing-mode="lr-tb"/>
    </style:style>
    <style:style style:name="Organisatorisches_5f_zum_5f_Protokoll.A" style:display-name="Organisatorisches_zum_Protokoll.A" style:family="table-column">
      <style:table-column-properties style:column-width="1.2243in"/>
    </style:style>
    <style:style style:name="Organisatorisches_5f_zum_5f_Protokoll.B" style:display-name="Organisatorisches_zum_Protokoll.B" style:family="table-column">
      <style:table-column-properties style:column-width="5.4688in"/>
    </style:style>
    <style:style style:name="Organisatorisches_5f_zum_5f_Protokoll.A1" style:display-name="Organisatorisches_zum_Protokoll.A1" style:family="table-cell">
      <style:table-cell-properties style:vertical-align="top" fo:padding-left="0.0486in" fo:padding-right="0.0486in" fo:padding-top="0in" fo:padding-bottom="0in" fo:border-left="none" fo:border-right="0.05pt solid #000000" fo:border-top="none" fo:border-bottom="none"/>
    </style:style>
    <style:style style:name="Organisatorisches_5f_zum_5f_Protokoll.B1" style:display-name="Organisatorisches_zum_Protokoll.B1" style:family="table-cell">
      <style:table-cell-properties style:vertical-align="top" fo:padding-left="0.0486in" fo:padding-right="0.0486in" fo:padding-top="0in" fo:padding-bottom="0in" fo:border="none"/>
    </style:style>
    <style:style style:name="Organisatorisches_5f_zum_5f_Protokoll.B5" style:display-name="Organisatorisches_zum_Protokoll.B5" style:family="table-cell" style:data-style-name="N37">
      <style:table-cell-properties style:vertical-align="top" fo:padding-left="0.0486in" fo:padding-right="0.0486in" fo:padding-top="0in" fo:padding-bottom="0in" fo:border="none"/>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weight="bold" style:font-weight-asian="bold"/>
    </style:style>
    <style:style style:name="P3" style:family="paragraph" style:parent-style-name="Standard">
      <style:text-properties style:font-name="Arial" fo:font-size="12pt" style:font-size-asian="12pt"/>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font-name="Arial" fo:font-size="12pt" fo:font-weight="bold" style:font-size-asian="12pt" style:font-weight-asian="bold"/>
    </style:style>
    <style:style style:name="P6" style:family="paragraph" style:parent-style-name="Text_20_body">
      <style:text-properties style:font-name="Arial"/>
    </style:style>
    <style:style style:name="P7" style:family="paragraph" style:parent-style-name="Table_20_Contents">
      <style:text-properties style:font-name="Arial"/>
    </style:style>
    <style:style style:name="P8" style:family="paragraph" style:parent-style-name="Table_20_Contents">
      <style:text-properties style:font-name="Arial" fo:font-weight="normal" style:font-weight-asian="normal" style:font-weight-complex="normal"/>
    </style:style>
    <style:style style:name="P9" style:family="paragraph" style:parent-style-name="Standard" style:master-page-name="Standard">
      <style:paragraph-properties fo:margin-top="0.3937in" fo:margin-bottom="0.3937in" loext:contextual-spacing="false" style:page-number="auto"/>
      <style:text-properties style:font-name="Arial" fo:font-size="18pt" fo:font-weight="bold" style:font-size-asian="18pt" style:font-weight-asian="bold"/>
    </style:style>
    <style:style style:name="P10" style:family="paragraph" style:parent-style-name="Text_20_body" style:list-style-name="L1">
      <style:text-properties style:font-name="Arial"/>
    </style:style>
    <style:style style:name="P11" style:family="paragraph" style:parent-style-name="Text_20_body" style:list-style-name="L1">
      <style:text-properties style:font-name="Arial" officeooo:rsid="000fecce" officeooo:paragraph-rsid="000fecce"/>
    </style:style>
    <style:style style:name="P12" style:family="paragraph" style:parent-style-name="Text_20_body" style:list-style-name="L1">
      <style:text-properties style:font-name="Arial" officeooo:rsid="0011988f" officeooo:paragraph-rsid="0011988f"/>
    </style:style>
    <style:style style:name="P13" style:family="paragraph" style:parent-style-name="Text_20_body">
      <style:text-properties officeooo:rsid="0011988f" officeooo:paragraph-rsid="0011988f"/>
    </style:style>
    <style:style style:name="T1" style:family="text">
      <style:text-properties style:font-name="Arial"/>
    </style:style>
    <style:style style:name="T2" style:family="text">
      <style:text-properties style:font-name="Arial" officeooo:rsid="000fecce"/>
    </style:style>
    <style:style style:name="T3" style:family="text">
      <style:text-properties officeooo:rsid="000fecce"/>
    </style:style>
    <style:style style:name="T4" style:family="text">
      <style:text-properties officeooo:rsid="0011988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aktikums Protokoll</text:p>
      <table:table table:name="Tabelle2" table:style-name="Tabelle2">
        <table:table-column table:style-name="Tabelle2.A"/>
        <table:table-row>
          <table:table-cell table:style-name="Tabelle2.A1" office:value-type="string">
            <text:p text:style-name="P2">Teilnehmer</text:p>
          </table:table-cell>
        </table:table-row>
        <table:table-row>
          <table:table-cell table:style-name="Tabelle2.A3" office:value-type="string">
            <text:p text:style-name="P4">Sebastian Stumpf</text:p>
          </table:table-cell>
        </table:table-row>
        <table:table-row>
          <table:table-cell table:style-name="Tabelle2.A3" office:value-type="string">
            <text:p text:style-name="P4">Felix Schramm</text:p>
          </table:table-cell>
        </table:table-row>
      </table:table>
      <text:p text:style-name="P1"/>
      <text:p text:style-name="P1"/>
      <table:table table:name="Organisatorisches_zum_Protokoll" table:style-name="Organisatorisches_5f_zum_5f_Protokoll">
        <table:table-column table:style-name="Organisatorisches_5f_zum_5f_Protokoll.A"/>
        <table:table-column table:style-name="Organisatorisches_5f_zum_5f_Protokoll.B"/>
        <table:table-row>
          <table:table-cell table:style-name="Organisatorisches_5f_zum_5f_Protokoll.A1" office:value-type="string">
            <text:p text:style-name="P5">Fach</text:p>
          </table:table-cell>
          <table:table-cell table:style-name="Organisatorisches_5f_zum_5f_Protokoll.B1" office:value-type="string">
            <text:p text:style-name="Standard"><text:span text:style-name="Protokoll_5f_Beschreibung_5f_Thema"><text:span text:style-name="T1">Computational Geometry</text:span></text:span></text:p>
          </table:table-cell>
        </table:table-row>
        <table:table-row>
          <table:table-cell table:style-name="Organisatorisches_5f_zum_5f_Protokoll.A1" office:value-type="string">
            <text:p text:style-name="P5"/>
          </table:table-cell>
          <table:table-cell table:style-name="Organisatorisches_5f_zum_5f_Protokoll.B1" office:value-type="string">
            <text:p text:style-name="P3"/>
          </table:table-cell>
        </table:table-row>
        <table:table-row>
          <table:table-cell table:style-name="Organisatorisches_5f_zum_5f_Protokoll.A1" office:value-type="string">
            <text:p text:style-name="P5">Abgabe</text:p>
          </table:table-cell>
          <table:table-cell table:style-name="Organisatorisches_5f_zum_5f_Protokoll.B1" office:value-type="string">
            <text:p text:style-name="Standard"><text:span text:style-name="Protokoll_5f_Beschreibung_5f_Thema"><text:span text:style-name="T1">Praktikumsabgabe </text:span></text:span><text:span text:style-name="Protokoll_5f_Beschreibung_5f_Thema"><text:span text:style-name="T2">2 - Polyederflächen</text:span></text:span></text:p>
          </table:table-cell>
        </table:table-row>
        <table:table-row>
          <table:table-cell table:style-name="Organisatorisches_5f_zum_5f_Protokoll.A1" office:value-type="string">
            <text:p text:style-name="P5"/>
          </table:table-cell>
          <table:table-cell table:style-name="Organisatorisches_5f_zum_5f_Protokoll.B1" office:value-type="string">
            <text:p text:style-name="P3"/>
          </table:table-cell>
        </table:table-row>
        <table:table-row>
          <table:table-cell table:style-name="Organisatorisches_5f_zum_5f_Protokoll.A1" office:value-type="string">
            <text:p text:style-name="P5">Datum</text:p>
          </table:table-cell>
          <table:table-cell table:style-name="Organisatorisches_5f_zum_5f_Protokoll.B5" office:value-type="date" office:date-value="2015-07-04">
            <text:p text:style-name="Standard"><text:span text:style-name="Protokoll_5f_Beschreibung_5f_Thema"><text:span text:style-name="T1">04.07.15</text:span></text:span></text:p>
          </table:table-cell>
        </table:table-row>
      </table:table>
      <text:p text:style-name="Standard"/>
      <text:p text:style-name="Standard"/>
      <text:h text:style-name="Heading_20_2" text:outline-level="2">Aufgabenbeschreibung</text:h>
      <text:p text:style-name="P6">Lesen Sie die SVG-Datei 'DeutschlandMitStaedten.svg' und ermitteln Sie die Flächen der einzelnen Bundesländer (bezüglich der in der Datei verwendeten Skala). Am Ende der Datei befinden sich Koordinaten von Städten, Versuchen Sie herauszufinden, in welchem Bundesland diese jeweils liegen.</text:p>
      <text:p text:style-name="P6"/>
      <text:h text:style-name="Heading_20_2" text:outline-level="2">Lösung</text:h>
      <text:list xml:id="list3330310774128143346" text:style-name="L1">
        <text:list-item>
          <text:p text:style-name="P10">Als Programmiersprache verwenden wir JAVA</text:p>
        </text:list-item>
        <text:list-item>
          <text:p text:style-name="P10">Wir haben das Problem unterteilt in Parsen der Daten und d<text:span text:style-name="T3">ie Flächenberechnung.</text:span></text:p>
        </text:list-item>
        <text:list-item>
          <text:p text:style-name="P10">Um möglichst <text:span text:style-name="T3">stark von der </text:span>Wiederverwendbarkeit der implementierten Datenstrukturen <text:span text:style-name="T3">aus der ersten Aufgabe zu profitieren, modellieren wir die Polygone mit </text:span>LineSegment<text:span text:style-name="T3">s aus der ersten Aufgabe. Dabei wird im Polygon zwar jeder Punkt doppelt gespeichert (je einmal für zwei Kanten) allerdings muss für Kantenschnitttest kein neues Objekt erstellt werden.</text:span></text:p>
        </text:list-item>
        <text:list-item>
          <text:p text:style-name="P11">Die Kanten werden alle in einen Topf geworfen, was bei der Flächenberechnung schön zeigt, dass es, wie in der Vorlesung besprochen, egal ist, ob die Kante zu einem negativen inneren Polygon gehört, solange alle inneren in die andere Richtung drehend definiert sind.</text:p>
        </text:list-item>
        <text:list-item>
          <text:p text:style-name="P12">Die Drehrichtung der inneren Polygone wird im Parser so festgelegt, dass ungeradzahlig in anderen Polygonen enthaltene Polygone anders drehen als alle anderen.</text:p>
        </text:list-item>
        <text:list-item>
          <text:p text:style-name="P12">Der Test ob Punkte innerhalb eines Polygons liegen wird aufgrund der „ein Topf“-Technik leider etwas aufwändiger. Hier muss nachträglich bestimmt werden, ob aufeinanderfolgende Kanten zum selben Subpolygon gehören.</text:p>
        </text:list-item>
        <text:list-item>
          <text:p text:style-name="P12">Der MapVisualizer stellt die Karte über awt dar und führt zu einem Ergebnis, das Deutschland sehr ähnlich sieht.</text:p>
        </text:list-item>
      </text:list>
      <text:p text:style-name="P6"/>
      <text:h text:style-name="Heading_20_2" text:outline-level="2"><text:soft-page-break/>Ergebnisse</text:h>
      <text:p text:style-name="P13">Found Sachsen-Anhalt with a size of: 17450.548941999983 approximately 20510 km².</text:p>
      <text:p text:style-name="P13">Found Bremen with a size of: 340.93136200000066 approximately 401 km².</text:p>
      <text:p text:style-name="P13">Found Bayern with a size of: 60026.12513000039 approximately 70550 km².</text:p>
      <text:p text:style-name="P13">Found Schleswig-Holstein with a size of: 13456.436364000023 approximately 15816 km².</text:p>
      <text:p text:style-name="P13">Found Nordrhein-Westfalen with a size of: 28966.398603000067 approximately 34045 km².</text:p>
      <text:p text:style-name="P13">Found Mecklenburg-Vorpommern with a size of: 19658.77923749997 approximately 23105 km².</text:p>
      <text:p text:style-name="P13">Found Hessen with a size of: 17977.527149499983 approximately 21129 km².</text:p>
      <text:p text:style-name="P13">Found Berlin with a size of: 766.2327275000023 approximately 901 km².</text:p>
      <text:p text:style-name="P13">Found Hamburg with a size of: 633.3253310000006 approximately 744 km².</text:p>
      <text:p text:style-name="P13">Found Thüringen with a size of: 13724.630908999983 approximately 16131 km².</text:p>
      <text:p text:style-name="P13">Found Saarland with a size of: 2179.763543999983 approximately 2562 km².</text:p>
      <text:p text:style-name="P13">Found Baden__x26__Württemberg with a size of: 30522.30575700016 approximately 35874 km².</text:p>
      <text:p text:style-name="P13">Found Niedersachsen with a size of: 40633.46948499996 approximately 47758 km².</text:p>
      <text:p text:style-name="P13">Found Brandenburg with a size of: 25275.91961750005 approximately 29707 km².</text:p>
      <text:p text:style-name="P13">Found Sachsen with a size of: 15667.910336999958 approximately 18415 km².</text:p>
      <text:p text:style-name="P13">Found Rheinland-Pfalz with a size of: 16913.58123800008 approximately 19879 km².</text:p>
      <text:p text:style-name="P13">Potsdam lays in: Brandenburg</text:p>
      <text:p text:style-name="P13">Saarbrücken lays in: Saarland</text:p>
      <text:p text:style-name="P13">Schwerin lays in: Mecklenburg-Vorpommern</text:p>
      <text:p text:style-name="P13">München lays in: Bayern</text:p>
      <text:p text:style-name="P13">Magdeburg lays in: Sachsen-Anhalt</text:p>
      <text:p text:style-name="P13">Hannover lays in: Niedersachsen</text:p>
      <text:p text:style-name="P13">Wiesbaden lays in: Hessen</text:p>
      <text:p text:style-name="P13">Mainz lays in: Rheinland-Pfalz</text:p>
      <text:p text:style-name="P13">Erfurt lays in: Thüringen</text:p>
      <text:p text:style-name="P13">Bremen lays in: Bremen</text:p>
      <text:p text:style-name="P13">Hamburg lays in: Hamburg</text:p>
      <text:p text:style-name="P13">Stuttgart lays in: Baden__x26__Württemberg</text:p>
      <text:p text:style-name="P13">Kiel lays in: Schleswig-Holstein</text:p>
      <text:p text:style-name="P13">Berlin lays in: Berlin</text:p>
      <text:p text:style-name="P13">Düsseldorf lays in: Nordrhein-Westfalen</text:p>
      <text:p text:style-name="P13">Dresden lays in: Sachsen</text:p>
      <text:p text:style-name="P13"/>
      <text:p text:style-name="P6">Die Ergebnisse haben wir mit den anderen Teams abgeglichen, um deren Korrektheit sicherzustellen.</text:p>
      <text:p text:style-name="P6"><text:span text:style-name="T4">Zudem wurden die Landflächenverhältnisse mit denen aus Wikipedia verglic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Protokoll_5f_Beschreibung_5f_Thema" style:display-name="Protokoll_Beschreibung_Thema" style:family="text">
      <style:text-properties style:use-window-font-color="true" style:font-name="Arial" fo:font-family="Arial" style:font-family-generic="swiss"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Stumpf</meta:initial-creator>
    <meta:creation-date>2015-07-04T13:49:41.80</meta:creation-date>
    <meta:generator>LibreOffice/4.3.3.2$Linux_X86_64 LibreOffice_project/430m0$Build-2</meta:generator>
    <dc:date>2015-07-04T17:55:22.321241333</dc:date>
    <dc:creator>Felix Schramm</dc:creator>
    <meta:editing-duration>PT57M32S</meta:editing-duration>
    <meta:editing-cycles>11</meta:editing-cycles>
    <meta:document-statistic meta:table-count="2" meta:image-count="0" meta:object-count="0" meta:page-count="2" meta:paragraph-count="55" meta:word-count="518" meta:character-count="3565" meta:non-whitespace-character-count="3141"/>
  </office:meta>
</office:document-meta>
</file>